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653cm" fo:break-before="auto" style:use-optimal-row-height="true"/>
    </style:style>
    <style:style style:name="ro2" style:family="table-row">
      <style:table-row-properties style:row-height="0.914cm" fo:break-before="auto" style:use-optimal-row-height="true"/>
    </style:style>
    <style:style style:name="ro3" style:family="table-row">
      <style:table-row-properties style:row-height="1.24cm" fo:break-before="auto" style:use-optimal-row-height="true"/>
    </style:style>
    <style:style style:name="ro4" style:family="table-row">
      <style:table-row-properties style:row-height="0.7cm" fo:break-before="auto" style:use-optimal-row-height="true"/>
    </style:style>
    <style:style style:name="ro5" style:family="table-row">
      <style:table-row-properties style:row-height="0.587cm" fo:break-before="auto" style:use-optimal-row-height="true"/>
    </style:style>
    <style:style style:name="ro6" style:family="table-row">
      <style:table-row-properties style:row-height="1.566cm" fo:break-before="auto" style:use-optimal-row-height="true"/>
    </style:style>
    <style:style style:name="ro7" style:family="table-row">
      <style:table-row-properties style:row-height="0.903cm" fo:break-before="auto" style:use-optimal-row-height="true"/>
    </style:style>
    <style:style style:name="ro8" style:family="table-row">
      <style:table-row-properties style:row-height="1.231cm" fo:break-before="auto" style:use-optimal-row-height="true"/>
    </style:style>
    <style:style style:name="ro9" style:family="table-row">
      <style:table-row-properties style:row-height="1.894cm" fo:break-before="auto" style:use-optimal-row-height="true"/>
    </style:style>
    <style:style style:name="ro10" style:family="table-row">
      <style:table-row-properties style:row-height="0.914cm" fo:break-before="page" style:use-optimal-row-height="true"/>
    </style:style>
    <style:style style:name="ro11" style:family="table-row">
      <style:table-row-properties style:row-height="0.362cm" fo:break-before="auto" style:use-optimal-row-height="true"/>
    </style:style>
    <style:style style:name="ro12" style:family="table-row">
      <style:table-row-properties style:row-height="0.44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middle"/>
      <style:paragraph-properties fo:text-align="center"/>
      <style:text-properties style:font-name="Liberation Sans" fo:font-size="8pt" style:font-size-asian="8pt" style:font-size-complex="8pt" fo:hyphenate="true"/>
    </style:style>
    <style:style style:name="ce20" style:family="table-cell" style:parent-style-name="Default">
      <style:table-cell-properties style:text-align-source="fix" style:repeat-content="false" style:direction="ltr" style:vertical-align="automatic"/>
      <style:paragraph-properties fo:text-align="justify"/>
      <style:text-properties fo:hyphenate="true"/>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2">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52">
            <text:p>252</text:p>
          </table:table-cell>
          <table:table-cell table:style-name="ce16" table:formula="of:=COUNTBLANK([.D2:.G64])" office:value-type="float" office:value="194">
            <text:p>194</text:p>
          </table:table-cell>
          <table:table-cell table:style-name="ce16" table:formula="of:=COUNTA([.D2:.G64])" office:value-type="float" office:value="58">
            <text:p>58</text:p>
          </table:table-cell>
          <table:table-cell table:number-columns-repeated="1013"/>
        </table:table-row>
        <table:table-row table:style-name="ro3">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23015873015873">
            <text:p>23,02%</text:p>
          </table:table-cell>
          <table:table-cell table:number-columns-repeated="1015"/>
        </table:table-row>
        <table:table-row table:style-name="ro5">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text:p>
          </table:table-cell>
          <table:table-cell table:style-name="ce9" table:formula="of:=IF(COUNTBLANK([.D7:.G7])=4;&quot;no&quot;;IF(COUNTBLANK([.D7:.G7])=3;&quot;start&quot;;IF(COUNTBLANK([.D7:.G7])=2;&quot;50%&quot;;IF(COUNTBLANK([.D7:.G7])=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text:p>
          </table:table-cell>
          <table:table-cell table:style-name="ce9" table:formula="of:=IF(COUNTBLANK([.D8:.G8])=4;&quot;no&quot;;IF(COUNTBLANK([.D8:.G8])=3;&quot;start&quot;;IF(COUNTBLANK([.D8:.G8])=2;&quot;50%&quot;;IF(COUNTBLANK([.D8:.G8])=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ile</text:p>
          </table:table-cell>
          <table:table-cell table:style-name="ce6" office:value-type="string">
            <text:p>action allows to quickly open a file whose name and/or path is partially know via a search dialog</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Go-previous-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almost">
            <text:p>almost</text:p>
          </table:table-cell>
          <table:table-cell table:style-name="ce13" office:value-type="string">
            <text:p>x</text:p>
          </table:table-cell>
          <table:table-cell table:style-name="ce13"/>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almost">
            <text:p>almost</text:p>
          </table:table-cell>
          <table:table-cell table:style-name="ce13" office:value-type="string">
            <text:p>x</text:p>
          </table:table-cell>
          <table:table-cell table:style-name="ce13"/>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8">
          <table:table-cell table:style-name="ce2" office:value-type="string">
            <text:p>Go-previous-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3">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edit-find-files</text:p>
          </table:table-cell>
          <table:table-cell table:style-name="ce6" office:value-type="string">
            <text:p>action that searches across all files in a project, folder with magnifying glass or binnoculars</text:p>
          </table:table-cell>
          <table:table-cell table:style-name="ce9" table:formula="of:=IF(COUNTBLANK([.D34:.G34])=4;&quot;no&quot;;IF(COUNTBLANK([.D34:.G34])=3;&quot;start&quot;;IF(COUNTBLANK([.D34:.G34])=2;&quot;50%&quot;;IF(COUNTBLANK([.D34:.G3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8"/><text:s text:c="5"/>Proposed name.....</text:p>
          </table:table-cell>
          <table:covered-table-cell table:style-name="ce6"/>
          <table:covered-table-cell/>
          <table:table-cell table:number-columns-repeated="1013"/>
        </table:table-row>
        <table:table-row table:style-name="ro3">
          <table:table-cell table:style-name="ce2" office:value-type="string">
            <text:p>target</text:p>
          </table:table-cell>
          <table:table-cell table:style-name="ce6" office:value-type="string">
            <text:p>identifies a collection of files that can be built independently, for example “kexi” could be a target when building Koffice, maybe a bulls-eye like target</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8" table:number-columns-spanned="3" table:number-rows-spanned="1"/>
          <table:covered-table-cell table:number-columns-repeated="2" table:style-name="ce20"/>
          <table:table-cell table:style-name="ce20"/>
          <table:table-cell table:number-columns-repeated="1012"/>
        </table:table-row>
        <table:table-row table:style-name="ro2">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6:.G36])=4;&quot;no&quot;;IF(COUNTBLANK([.D36:.G36])=3;&quot;start&quot;;IF(COUNTBLANK([.D36:.G36])=2;&quot;50%&quot;;IF(COUNTBLANK([.D36:.G3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6">
          <table:table-cell table:style-name="ce2" office:value-type="string">
            <text:p>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37:.G37])=4;&quot;no&quot;;IF(COUNTBLANK([.D37:.G37])=3;&quot;start&quot;;IF(COUNTBLANK([.D37:.G37])=2;&quot;50%&quot;;IF(COUNTBLANK([.D37:.G3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38:.G38])=4;&quot;no&quot;;IF(COUNTBLANK([.D38:.G38])=3;&quot;start&quot;;IF(COUNTBLANK([.D38:.G38])=2;&quot;50%&quot;;IF(COUNTBLANK([.D38:.G3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able:table-cell>
          <table:table-cell table:style-name="ce9" table:formula="of:=IF(COUNTBLANK([.D39:.G39])=4;&quot;no&quot;;IF(COUNTBLANK([.D39:.G39])=3;&quot;start&quot;;IF(COUNTBLANK([.D39:.G39])=2;&quot;50%&quot;;IF(COUNTBLANK([.D39:.G3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9">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6">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3">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disabled</text:p>
          </table:table-cell>
          <table:table-cell table:style-name="ce6" office:value-type="string">
            <text:p>icon on the editor sidebar for disabled breakpoints, best is probably a grayed out breakpoint icon</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3">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49:.G49])=4;&quot;no&quot;;IF(COUNTBLANK([.D49:.G49])=3;&quot;start&quot;;IF(COUNTBLANK([.D49:.G49])=2;&quot;50%&quot;;IF(COUNTBLANK([.D49:.G4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3" office:value-type="string">
            <text:p>debug-breakpoint-state-clean</text:p>
          </table:table-cell>
          <table:table-cell table:style-name="ce2" office:value-type="string">
            <text:p>overlay of debug-breakpoint-clean</text:p>
          </table:table-cell>
          <table:table-cell table:style-name="ce9" table:formula="of:=IF(COUNTBLANK([.D50:.G50])=4;&quot;no&quot;;IF(COUNTBLANK([.D50:.G50])=3;&quot;start&quot;;IF(COUNTBLANK([.D50:.G50])=2;&quot;50%&quot;;IF(COUNTBLANK([.D50:.G5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51:.G51])=4;&quot;no&quot;;IF(COUNTBLANK([.D51:.G51])=3;&quot;start&quot;;IF(COUNTBLANK([.D51:.G51])=2;&quot;50%&quot;;IF(COUNTBLANK([.D51:.G51])=1;&quot;almost&quot;;&quot;done&quot;))))" office:value-type="string" office:string-value="no">
            <text:p>no</text:p>
          </table:table-cell>
          <table:table-cell table:style-name="Default" table:number-columns-repeated="4"/>
          <table:table-cell table:style-name="ce9" office:value-type="string">
            <text:p>actions</text:p>
          </table:table-cell>
          <table:table-cell table:style-name="Default" table:number-columns-repeated="1016"/>
        </table:table-row>
        <table:table-row table:style-name="ro5">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Default" table:number-columns-repeated="4"/>
          <table:table-cell table:style-name="ce9" office:value-type="string">
            <text:p>actions</text:p>
          </table:table-cell>
          <table:table-cell table:style-name="Default" table:number-columns-repeated="1016"/>
        </table:table-row>
        <table:table-row table:style-name="ro2">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able:table-cell>
          <table:table-cell table:style-name="ce9" table:formula="of:=IF(COUNTBLANK([.D55:.G55])=4;&quot;no&quot;;IF(COUNTBLANK([.D55:.G55])=3;&quot;start&quot;;IF(COUNTBLANK([.D55:.G55])=2;&quot;50%&quot;;IF(COUNTBLANK([.D55:.G5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able:table-cell>
          <table:table-cell table:style-name="ce9" table:formula="of:=IF(COUNTBLANK([.D56:.G56])=4;&quot;no&quot;;IF(COUNTBLANK([.D56:.G56])=3;&quot;start&quot;;IF(COUNTBLANK([.D56:.G56])=2;&quot;50%&quot;;IF(COUNTBLANK([.D56:.G5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9">
          <table:table-cell table:style-name="ce2" office:value-type="string">
            <text:p>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interface</text:p>
          </table:table-cell>
          <table:table-cell table:style-name="ce6" office:value-type="string">
            <text:p>an abstract description of a number of classes “implementing” that interface, the interface describes how the classes can be used, like class but a bit “ghostly”</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scope</text:p>
          </table:table-cell>
          <table:table-cell table:style-name="ce6" office:value-type="string">
            <text:p>grouping of code/classes via scopes and/or namespaces, opening and a closing brace</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protected overlay</text:p>
          </table:table-cell>
          <table:table-cell table:style-name="ce6" office:value-type="string">
            <text:p>used to indicate that a variable or function of a class can only be used under certain circumstances (for example within subclasses), maybe a key</text:p>
          </table:table-cell>
          <table:table-cell table:style-name="ce9" table:formula="of:=IF(COUNTBLANK([.D63:.G63])=4;&quot;no&quot;;IF(COUNTBLANK([.D63:.G63])=3;&quot;start&quot;;IF(COUNTBLANK([.D63:.G63])=2;&quot;50%&quot;;IF(COUNTBLANK([.D63:.G6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private overlay</text:p>
          </table:table-cell>
          <table:table-cell table:style-name="ce6" office:value-type="string">
            <text:p>used to indicate a completely private variable or function of a class, maybe a lock</text:p>
          </table:table-cell>
          <table:table-cell table:style-name="ce9" table:formula="of:=IF(COUNTBLANK([.D64:.G64])=4;&quot;no&quot;;IF(COUNTBLANK([.D64:.G64])=3;&quot;start&quot;;IF(COUNTBLANK([.D64:.G64])=2;&quot;50%&quot;;IF(COUNTBLANK([.D64:.G6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11" table:number-rows-repeated="65471">
          <table:table-cell table:number-columns-repeated="1024"/>
        </table:table-row>
        <table:table-row table:style-name="ro11">
          <table:table-cell table:number-columns-repeated="1024"/>
        </table:table-row>
      </table:table>
      <table:table table:name="Sheet2" table:style-name="ta1" table:print="false">
        <table:table-column table:style-name="co6" table:default-cell-style-name="Default"/>
        <table:table-row table:style-name="ro12">
          <table:table-cell/>
        </table:table-row>
      </table:table>
      <table:table table:name="Sheet3" table:style-name="ta1" table:print="false">
        <table:table-column table:style-name="co6" table:default-cell-style-name="Default"/>
        <table:table-row table:style-name="ro1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percentage-style style:name="N110">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16">16-07-2009</text:date>, <text:time>15:53: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7-16T15:53:06</dc:date>
    <meta:editing-duration>PT71H43M08S</meta:editing-duration>
    <meta:editing-cycles>65</meta:editing-cycles>
    <dc:creator>nuno pinheiro</dc:creator>
    <meta:document-statistic meta:table-count="3" meta:cell-count="327" meta:object-count="0"/>
    <meta:user-defined meta:name="Info 1"/>
    <meta:user-defined meta:name="Info 2"/>
    <meta:user-defined meta:name="Info 3"/>
    <meta:user-defined meta:name="Info 4"/>
  </office:meta>
</office:document-meta>
</file>